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Más opciones en la ejecución de contenedores (2ª parte)</text:p>
      <text:p text:style-name="Standard"/>
      <text:p text:style-name="Standard">## Ejecutando un contenedor demonio</text:p>
      <text:p text:style-name="Standard"/>
      <text:p text:style-name="Standard">En esta ocasión hemos utilizado la opción `-d` del comando `docker run`, para que la ejecución del comando en el contenedor se haga en segundo plano, de manera desatendida, sin estar conectada a la entrada y salida estándar.</text:p>
      <text:p text:style-name="Standard"/>
      <text:p text:style-name="Standard">```bash</text:p>
      <text:p text:style-name="Standard">$ docker run -d --name contenedor4 ubuntu bash -c "while true; do echo hello world; sleep 1; done"</text:p>
      <text:p text:style-name="Standard">7b6c3b1c0d650445b35a1107ac54610b65a03eda7e4b730ae33bf240982bba08</text:p>
      <text:p text:style-name="Standard">```</text:p>
      <text:p text:style-name="Standard"/>
      <text:p text:style-name="Standard">&gt; NOTA: En la instrucción `docker run` hemos ejecutado el comando con `bash -c` que nos permite ejecutar uno o más comandos en el contenedor de forma más compleja (por ejemplo, indicando ficheros dentro del contenedor).</text:p>
      <text:p text:style-name="Standard"/>
      <text:p text:style-name="Standard">Comprobamos que el contenedor se está ejecutando:</text:p>
      <text:p text:style-name="Standard"/>
      <text:p text:style-name="Standard">```bash</text:p>
      <text:p text:style-name="Standard">$ docker ps</text:p>
      <text:p text:style-name="Standard">CONTAINER ID <text:s text:c="2"/>IMAGE <text:s text:c="4"/>COMMAND <text:s text:c="17"/>CREATED <text:s text:c="8"/>STATUS <text:s text:c="8"/>PORTS <text:s text:c="4"/>NAMES</text:p>
      <text:p text:style-name="Standard">c6b1761c8831 <text:s text:c="2"/>ubuntu <text:s text:c="3"/>"bash -c 'while true…" <text:s text:c="2"/>5 seconds ago <text:s text:c="2"/>Up 2 seconds <text:s text:c="12"/>contenedor4</text:p>
      <text:p text:style-name="Standard">```</text:p>
      <text:p text:style-name="Standard"/>
      <text:p text:style-name="Standard">Podemos visualizar los logs del contenedor, ejecutando el siguiente comando:</text:p>
      <text:p text:style-name="Standard"/>
      <text:p text:style-name="Standard">```bash</text:p>
      <text:p text:style-name="Standard">$ docker logs contenedor4</text:p>
      <text:p text:style-name="Standard">```</text:p>
      <text:p text:style-name="Standard"/>
      <text:p text:style-name="Standard">Con la opción `logs -f` seguimos visualizando los logs en tiempo real.</text:p>
      <text:p text:style-name="Standard"/>
      <text:p text:style-name="Standard">Por último podemos parar el contenedor y borrarlo con las siguientes instrucciones:</text:p>
      <text:p text:style-name="Standard"/>
      <text:p text:style-name="Standard">```bash</text:p>
      <text:p text:style-name="Standard">$ docker stop contenedor4</text:p>
      <text:p text:style-name="Standard">$ docker rm contenedor4</text:p>
      <text:p text:style-name="Standard">```</text:p>
      <text:p text:style-name="Standard"/>
      <text:p text:style-name="Standard">Hay que tener en cuenta que un contenedor que esta ejecutándose no puede ser eliminado. Tendríamos que parar el contenedor y posteriormente borrarlo. Otra opción es borrarlo a la fuerza:</text:p>
      <text:p text:style-name="Standard"/>
      <text:p text:style-name="Standard">```bash</text:p>
      <text:p text:style-name="Standard">$ docker rm -f contenedor4</text:p>
      <text:p text:style-name="Standard">```</text:p>
      <text:p text:style-name="Standard"/>
      <text:p text:style-name="Standard">## Configuración de contenedores con variables de entorno</text:p>
      <text:p text:style-name="Standard"/>
      <text:p text:style-name="Standard"><text:soft-page-break/>Más adelante veremos que al crear un contenedor que necesita alguna configuración específica, lo que vamos a hacer es crear variables de entorno en el contenedor, para que el proceso que inicializa el contenedor pueda realizar dicha configuración.</text:p>
      <text:p text:style-name="Standard"/>
      <text:p text:style-name="Standard">Para crear una variable de entorno al crear un contenedor usamos el flag `-e` o `--env`:</text:p>
      <text:p text:style-name="Standard"/>
      <text:p text:style-name="Standard">```bash</text:p>
      <text:p text:style-name="Standard">$ docker run -it --name contenedor5 -e USUARIO=prueba ubuntu bash</text:p>
      <text:p text:style-name="Standard">root@91e81200c633:/# echo $USUARIO</text:p>
      <text:p text:style-name="Standard">prueba</text:p>
      <text:p text:style-name="Standard">```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50:09.524000000</meta:creation-date>
    <dc:date>2024-06-18T13:50:38.219000000</dc:date>
    <meta:editing-duration>PT28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36" meta:word-count="311" meta:character-count="2026" meta:non-whitespace-character-count="1690"/>
  </office:meta>
</office:document-meta>
</file>